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9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8.999cm" style:rel-column-width="32768*"/>
    </style:style>
    <style:style style:name="Table1.1" style:family="table-row">
      <style:table-row-properties style:min-row-height="0.39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30a17" officeooo:paragraph-rsid="00020776"/>
    </style:style>
    <style:style style:name="P2" style:family="paragraph" style:parent-style-name="Standard">
      <style:text-properties officeooo:rsid="00030a17" officeooo:paragraph-rsid="00030a17"/>
    </style:style>
    <style:style style:name="P3" style:family="paragraph" style:parent-style-name="Standard">
      <style:text-properties fo:font-size="9pt" officeooo:rsid="00020776" officeooo:paragraph-rsid="0005bb5a" style:font-size-asian="9pt" style:font-size-complex="9pt"/>
    </style:style>
    <style:style style:name="P4" style:family="paragraph" style:parent-style-name="Standard">
      <style:text-properties fo:font-size="9pt" officeooo:rsid="00030a17" officeooo:paragraph-rsid="0005bb5a" style:font-size-asian="9pt" style:font-size-complex="9pt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officeooo:rsid="0005bb5a" officeooo:paragraph-rsid="0005bb5a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text-input text:description="&lt;for each=&quot;line in get_move_lines(o)&quot;&gt;">For start</text:text-input></text:p>
          </table:table-cell>
          <table:covered-table-cell/>
        </table:table-row>
        <table:table-row>
          <table:table-cell table:style-name="Table1.A1" office:value-type="string">
            <text:p text:style-name="P3">To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<text:text-input text:description="&lt;line['name']&gt;">Name</text:text-input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<text:text-input text:description="&lt;line['add']&gt;">Add</text:text-input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Pin Code:<text:text-input text:description="&lt;line['pin']&gt;">Pin</text:text-input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table:number-columns-spanned="2" office:value-type="string">
            <text:p text:style-name="P3"><text:text-input text:description="&lt;/for&gt;">For End</text:text-input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From</text:p>
          </table:table-cell>
        </table:table-row>
        <table:table-row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6"><text:text-input text:description="&lt;user.company_id.name&gt;">Company Name</text:text-input></text:p>
          </table:table-cell>
        </table:table-row>
        <table:table-row>
          <table:covered-table-cell/>
          <table:table-cell table:style-name="Table1.A1" office:value-type="string">
            <text:p text:style-name="P6"><text:text-input text:description="&lt;company_address(o)&gt;">Address</text:text-input>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50:46.598182230</meta:creation-date>
    <dc:date>2017-03-25T15:30:05.960641418</dc:date>
    <meta:editing-duration>PT14M35S</meta:editing-duration>
    <meta:editing-cycles>23</meta:editing-cycles>
    <meta:generator>LibreOffice/4.2.8.2$Linux_X86_64 LibreOffice_project/420m0$Build-2</meta:generator>
    <meta:document-statistic meta:table-count="1" meta:image-count="0" meta:object-count="0" meta:page-count="1" meta:paragraph-count="9" meta:word-count="28" meta:character-count="74" meta:non-whitespace-character-count="70"/>
  </office:meta>
</office:document-meta>
</file>